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 style:list-style-name="L1"/>
    <style:style style:name="P4" style:family="paragraph" style:parent-style-name="Standard" style:list-style-name="L1"/>
    <style:style style:name="P5" style:family="paragraph" style:parent-style-name="Standard" style:list-style-name="L1"/>
    <style:style style:name="P6" style:family="paragraph" style:parent-style-name="Standard" style:list-style-name="L1"/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PPServer</text:p>
      <text:p text:style-name="Standard">Der JPPServer kann mehrere Clients bedienen und stellt folgende Dienste zur Verfügung</text:p>
      <text:p text:style-name="Standard"/>
      <text:list text:style-name="L1">
        <text:list-item>
          <text:p text:style-name="P3">Bilder suchen</text:p>
        </text:list-item>
        <text:list-item>
          <text:p text:style-name="P3">Bilder in den Index importieren</text:p>
        </text:list-item>
        <text:list-item>
          <text:p text:style-name="P3">Merkmal von Bildern aendern</text:p>
        </text:list-item>
        <text:list-item>
          <text:p text:style-name="P3">Bilder aus dem Index wieder entfernen</text:p>
        </text:list-item>
      </text:list>
      <text:p text:style-name="Standard"/>
      <text:h text:style-name="Heading_20_1" text:outline-level="1">Funktionsweise der JPPServer</text:h>
      <text:p text:style-name="Standard"/>
      <text:p text:style-name="P1">1. Verbindungsaufbau</text:p>
      <text:p text:style-name="Standard">Die Clients verbinden sich über eine TCP/IP Verbindung über den Port 5656 (oder irgendeine andere) an den JPPServer, der als eigene Anwendung läuft. </text:p>
      <text:p text:style-name="Standard"/>
      <text:p text:style-name="P1">2. MD5-Summe übermitteln</text:p>
      <text:p text:style-name="Standard">Wenn die Verbindung aufgebaut ist, muss der Client, um die Dienste des Servers nutzen zu können, eine MD5-Summe, die den Schlüssel bzw. Passwort repräsentiert, an den Server senden. Ist die MD5-Summe korrekt, kann der Client eine der oben genannten Dienste aufrufen. Ist die MD5-Summe nicht korrekt, wird die Verbindung direkt vom Server beendet.</text:p>
      <text:p text:style-name="Standard"/>
      <text:p text:style-name="P1">3. Dienste anfordern</text:p>
      <text:p text:style-name="Standard">Der Client kann die Dienste anfordern, indem er für die Funktionen entsprechende Befehle sendet.</text:p>
      <text:p text:style-name="Standard"/>
      <text:p text:style-name="P1">4. Verbindung beenden</text:p>
      <text:p text:style-name="Standard">Wenn der Client fertig ist, sendet er den Befehl „exit“ und beendet somit die Verbindung.</text:p>
      <text:p text:style-name="Standard"/>
      <text:p text:style-name="Standard"/>
      <text:h text:style-name="Heading_20_1" text:outline-level="1">Bilder suchen</text:h>
      <text:p text:style-name="Standard">Der Befehlsaufbau sieht folgendermaßen aus:</text:p>
      <text:p text:style-name="Standard"/>
      <text:p text:style-name="Standard">suche „&lt;suchstring&gt;“ [&lt;indexvon&gt;-&lt;indexbis&gt;]</text:p>
      <text:p text:style-name="Standard"/>
      <text:p text:style-name="P1">Beschreibung der Funktion:</text:p>
      <text:p text:style-name="Standard">Sucht im Lucene-Index des JPPServers nach Bilddokumenten, die zu dem suchstring passen und gibt eine Trefferliste in Form von XML zurück. Die Angaben &lt;indexvon&gt;-&lt;indexbis&gt; sind optional. Wenn diese nicht gesetzt sind, werden die erste 20 Treffer zurückgesendet, ansonsten werden die Treffer mit einem Index zwischen indexvon und indexbis (beide einschliesslich) zurückgesendet.</text:p>
      <text:p text:style-name="Standard"/>
      <text:p text:style-name="Standard"/>
      <text:p text:style-name="P1">Beschreibung der Parameter:</text:p>
      <text:p text:style-name="Standard"><text:soft-page-break/></text:p>
      <text:p text:style-name="Standard">suchstring<text:tab/>: Dies ist der normale Suchtext, den Lucene für die Suche verwendet. Dieser darf keine Hochkommatas enthalten.</text:p>
      <text:p text:style-name="Standard">indexvon <text:tab/>: Nummer des Bilddokumentes in der Trefferliste, ab dem gesendet wird.</text:p>
      <text:p text:style-name="Standard">indexbis<text:tab/>: Nummer des Bilddokumentes in der Trefferliste, bis zu dem die Bilddokumente gesendet werden.</text:p>
      <text:p text:style-name="Standard"/>
      <text:p text:style-name="P1">Beschreibung des Rückgabewertes:</text:p>
      <text:p text:style-name="Standard"/>
      <text:p text:style-name="Standard">Der zurückgesendete XML-String entspricht folgender DTD:</text:p>
      <text:p text:style-name="Standard"/>
      <text:p text:style-name="Standard">&lt;!ELEMENT Trefferliste(BildDokument*)&gt;<text:line-break/>&lt;!ATTLIST Trefferliste<text:line-break/><text:tab/>Anzahl CDATA #REQUIRED<text:line-break/>&gt;<text:line-break/><text:line-break/>&lt;!ELEMENT BildDokument(Merkmal*)&gt;<text:line-break/><text:line-break/>&lt;!ELEMENT Merkmal (#PCDATA)&gt;</text:p>
      <text:p text:style-name="Standard">&lt;!ATTLIST Merkmal</text:p>
      <text:p text:style-name="Standard"><text:tab/>Name CDATA #REQUIRED</text:p>
      <text:p text:style-name="Standard">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Manfred Rosskamp</meta:initial-creator>
    <meta:creation-date>2007-10-03T19:20:47</meta:creation-date>
    <dc:creator>Manfred Rosskamp</dc:creator>
    <dc:date>2007-10-25T21:05:26</dc:date>
    <meta:editing-cycles>6</meta:editing-cycles>
    <meta:editing-duration>PT1H33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0" meta:word-count="295" meta:character-count="2108"/>
  </office:meta>
</office:document-meta>
</file>